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36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82.44pt" svg:y="96.18pt">
            <draw:object draw:notify-on-update-of-ranges="Sheet1.A5:Sheet1.A55 Sheet1.B4:Sheet1.B4 Sheet1.B5:Sheet1.B55 Sheet1.A5:Sheet1.A55 Sheet1.B57:Sheet1.B57 Sheet1.B58:Sheet1.B1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ma_target_positiv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80000000000*[.A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table:formula="of:=80000000000*[.A6]" office:value-type="float" office:value="800000" calcext:value-type="float">
            <text:p>800000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table:formula="of:=80000000000*[.A7]" office:value-type="float" office:value="1600000" calcext:value-type="float">
            <text:p>1600000</text:p>
          </table:table-cell>
        </table:table-row>
        <table:table-row table:style-name="ro1">
          <table:table-cell office:value-type="float" office:value="0.00003" calcext:value-type="float">
            <text:p>3E-05</text:p>
          </table:table-cell>
          <table:table-cell table:formula="of:=80000000000*[.A8]" office:value-type="float" office:value="2400000" calcext:value-type="float">
            <text:p>2400000</text:p>
          </table:table-cell>
        </table:table-row>
        <table:table-row table:style-name="ro1">
          <table:table-cell office:value-type="float" office:value="0.00004" calcext:value-type="float">
            <text:p>4E-05</text:p>
          </table:table-cell>
          <table:table-cell table:formula="of:=80000000000*[.A9]" office:value-type="float" office:value="3200000" calcext:value-type="float">
            <text:p>3200000</text:p>
          </table:table-cell>
        </table:table-row>
        <table:table-row table:style-name="ro1">
          <table:table-cell office:value-type="float" office:value="0.00005" calcext:value-type="float">
            <text:p>5E-05</text:p>
          </table:table-cell>
          <table:table-cell table:formula="of:=80000000000*[.A10]" office:value-type="float" office:value="4000000" calcext:value-type="float">
            <text:p>4000000</text:p>
          </table:table-cell>
        </table:table-row>
        <table:table-row table:style-name="ro1">
          <table:table-cell office:value-type="float" office:value="0.00006" calcext:value-type="float">
            <text:p>6E-05</text:p>
          </table:table-cell>
          <table:table-cell table:formula="of:=80000000000*[.A11]" office:value-type="float" office:value="4800000" calcext:value-type="float">
            <text:p>4800000</text:p>
          </table:table-cell>
        </table:table-row>
        <table:table-row table:style-name="ro1">
          <table:table-cell office:value-type="float" office:value="0.00007" calcext:value-type="float">
            <text:p>7E-05</text:p>
          </table:table-cell>
          <table:table-cell table:formula="of:=80000000000*[.A12]" office:value-type="float" office:value="5600000" calcext:value-type="float">
            <text:p>5600000</text:p>
          </table:table-cell>
        </table:table-row>
        <table:table-row table:style-name="ro1">
          <table:table-cell office:value-type="float" office:value="0.00008" calcext:value-type="float">
            <text:p>8E-05</text:p>
          </table:table-cell>
          <table:table-cell table:formula="of:=80000000000*[.A13]" office:value-type="float" office:value="6400000" calcext:value-type="float">
            <text:p>6400000</text:p>
          </table:table-cell>
        </table:table-row>
        <table:table-row table:style-name="ro1">
          <table:table-cell office:value-type="float" office:value="0.00009" calcext:value-type="float">
            <text:p>9E-05</text:p>
          </table:table-cell>
          <table:table-cell table:formula="of:=80000000000*[.A14]" office:value-type="float" office:value="7200000" calcext:value-type="float">
            <text:p>7200000</text:p>
          </table:table-cell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formula="of:=80000000000*[.A15]" office:value-type="float" office:value="8000000" calcext:value-type="float">
            <text:p>8000000</text:p>
          </table:table-cell>
        </table:table-row>
        <table:table-row table:style-name="ro1">
          <table:table-cell office:value-type="float" office:value="0.00011" calcext:value-type="float">
            <text:p>0.00011</text:p>
          </table:table-cell>
          <table:table-cell table:formula="of:=80000000000*[.A16]" office:value-type="float" office:value="8800000" calcext:value-type="float">
            <text:p>8800000</text:p>
          </table:table-cell>
        </table:table-row>
        <table:table-row table:style-name="ro1">
          <table:table-cell office:value-type="float" office:value="0.00012" calcext:value-type="float">
            <text:p>0.00012</text:p>
          </table:table-cell>
          <table:table-cell table:formula="of:=80000000000*[.A17]" office:value-type="float" office:value="9600000" calcext:value-type="float">
            <text:p>9600000</text:p>
          </table:table-cell>
        </table:table-row>
        <table:table-row table:style-name="ro1">
          <table:table-cell office:value-type="float" office:value="0.00013" calcext:value-type="float">
            <text:p>0.00013</text:p>
          </table:table-cell>
          <table:table-cell table:formula="of:=80000000000*[.A18]" office:value-type="float" office:value="10400000" calcext:value-type="float">
            <text:p>10400000</text:p>
          </table:table-cell>
        </table:table-row>
        <table:table-row table:style-name="ro1">
          <table:table-cell office:value-type="float" office:value="0.00014" calcext:value-type="float">
            <text:p>0.00014</text:p>
          </table:table-cell>
          <table:table-cell table:formula="of:=80000000000*[.A$18]" office:value-type="float" office:value="10400000" calcext:value-type="float">
            <text:p>10400000</text:p>
          </table:table-cell>
        </table:table-row>
        <table:table-row table:style-name="ro1">
          <table:table-cell office:value-type="float" office:value="0.00015" calcext:value-type="float">
            <text:p>0.00015</text:p>
          </table:table-cell>
          <table:table-cell table:formula="of:=80000000000*[.A$18]" office:value-type="float" office:value="10400000" calcext:value-type="float">
            <text:p>10400000</text:p>
          </table:table-cell>
        </table:table-row>
        <table:table-row table:style-name="ro1">
          <table:table-cell office:value-type="float" office:value="0.00016" calcext:value-type="float">
            <text:p>0.00016</text:p>
          </table:table-cell>
          <table:table-cell table:formula="of:=80000000000*[.A$18]" office:value-type="float" office:value="10400000" calcext:value-type="float">
            <text:p>10400000</text:p>
          </table:table-cell>
        </table:table-row>
        <table:table-row table:style-name="ro1">
          <table:table-cell office:value-type="float" office:value="0.00017" calcext:value-type="float">
            <text:p>0.00017</text:p>
          </table:table-cell>
          <table:table-cell table:formula="of:=80000000000*[.A$18]" office:value-type="float" office:value="10400000" calcext:value-type="float">
            <text:p>10400000</text:p>
          </table:table-cell>
        </table:table-row>
        <table:table-row table:style-name="ro1">
          <table:table-cell office:value-type="float" office:value="0.00018" calcext:value-type="float">
            <text:p>0.00018</text:p>
          </table:table-cell>
          <table:table-cell table:formula="of:=80000000000*[.A$18]" office:value-type="float" office:value="10400000" calcext:value-type="float">
            <text:p>10400000</text:p>
          </table:table-cell>
        </table:table-row>
        <table:table-row table:style-name="ro1">
          <table:table-cell office:value-type="float" office:value="0.00019" calcext:value-type="float">
            <text:p>0.00019</text:p>
          </table:table-cell>
          <table:table-cell table:formula="of:=80000000000*[.A$18]" office:value-type="float" office:value="10400000" calcext:value-type="float">
            <text:p>10400000</text:p>
          </table:table-cell>
        </table:table-row>
        <table:table-row table:style-name="ro1">
          <table:table-cell office:value-type="float" office:value="0.0002" calcext:value-type="float">
            <text:p>0.0002</text:p>
          </table:table-cell>
          <table:table-cell table:formula="of:=80000000000*[.A$18]" office:value-type="float" office:value="10400000" calcext:value-type="float">
            <text:p>10400000</text:p>
          </table:table-cell>
        </table:table-row>
        <table:table-row table:style-name="ro1">
          <table:table-cell office:value-type="float" office:value="0.00021" calcext:value-type="float">
            <text:p>0.00021</text:p>
          </table:table-cell>
          <table:table-cell table:formula="of:=80000000000*[.A$18]" office:value-type="float" office:value="10400000" calcext:value-type="float">
            <text:p>10400000</text:p>
          </table:table-cell>
        </table:table-row>
        <table:table-row table:style-name="ro1">
          <table:table-cell office:value-type="float" office:value="0.00022" calcext:value-type="float">
            <text:p>0.00022</text:p>
          </table:table-cell>
          <table:table-cell table:formula="of:=80000000000*[.A$18]" office:value-type="float" office:value="10400000" calcext:value-type="float">
            <text:p>10400000</text:p>
          </table:table-cell>
        </table:table-row>
        <table:table-row table:style-name="ro1">
          <table:table-cell office:value-type="float" office:value="0.00023" calcext:value-type="float">
            <text:p>0.00023</text:p>
          </table:table-cell>
          <table:table-cell table:formula="of:=80000000000*[.A$18]" office:value-type="float" office:value="10400000" calcext:value-type="float">
            <text:p>10400000</text:p>
          </table:table-cell>
        </table:table-row>
        <table:table-row table:style-name="ro1">
          <table:table-cell office:value-type="float" office:value="0.00024" calcext:value-type="float">
            <text:p>0.00024</text:p>
          </table:table-cell>
          <table:table-cell table:formula="of:=80000000000*[.A$18]" office:value-type="float" office:value="10400000" calcext:value-type="float">
            <text:p>10400000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table:formula="of:=80000000000*[.A$18]" office:value-type="float" office:value="10400000" calcext:value-type="float">
            <text:p>10400000</text:p>
          </table:table-cell>
        </table:table-row>
        <table:table-row table:style-name="ro1">
          <table:table-cell office:value-type="float" office:value="0.00026" calcext:value-type="float">
            <text:p>0.00026</text:p>
          </table:table-cell>
          <table:table-cell table:formula="of:=-83200000000*[.A31]+31200000" office:value-type="float" office:value="9568000" calcext:value-type="float">
            <text:p>9568000</text:p>
          </table:table-cell>
        </table:table-row>
        <table:table-row table:style-name="ro1">
          <table:table-cell office:value-type="float" office:value="0.00027" calcext:value-type="float">
            <text:p>0.00027</text:p>
          </table:table-cell>
          <table:table-cell table:formula="of:=-83200000000*[.A32]+31200000" office:value-type="float" office:value="8736000" calcext:value-type="float">
            <text:p>8736000</text:p>
          </table:table-cell>
        </table:table-row>
        <table:table-row table:style-name="ro1">
          <table:table-cell office:value-type="float" office:value="0.00028" calcext:value-type="float">
            <text:p>0.00028</text:p>
          </table:table-cell>
          <table:table-cell table:formula="of:=-83200000000*[.A33]+31200000" office:value-type="float" office:value="7904000" calcext:value-type="float">
            <text:p>7904000</text:p>
          </table:table-cell>
        </table:table-row>
        <table:table-row table:style-name="ro1">
          <table:table-cell office:value-type="float" office:value="0.00029" calcext:value-type="float">
            <text:p>0.00029</text:p>
          </table:table-cell>
          <table:table-cell table:formula="of:=-83200000000*[.A34]+31200000" office:value-type="float" office:value="7072000" calcext:value-type="float">
            <text:p>7072000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table:formula="of:=-83200000000*[.A35]+31200000" office:value-type="float" office:value="6240000" calcext:value-type="float">
            <text:p>6240000</text:p>
          </table:table-cell>
        </table:table-row>
        <table:table-row table:style-name="ro1">
          <table:table-cell office:value-type="float" office:value="0.00031" calcext:value-type="float">
            <text:p>0.00031</text:p>
          </table:table-cell>
          <table:table-cell table:formula="of:=-83200000000*[.A36]+31200000" office:value-type="float" office:value="5408000" calcext:value-type="float">
            <text:p>5408000</text:p>
          </table:table-cell>
        </table:table-row>
        <table:table-row table:style-name="ro1">
          <table:table-cell office:value-type="float" office:value="0.00032" calcext:value-type="float">
            <text:p>0.00032</text:p>
          </table:table-cell>
          <table:table-cell table:formula="of:=-83200000000*[.A37]+31200000" office:value-type="float" office:value="4576000" calcext:value-type="float">
            <text:p>4576000</text:p>
          </table:table-cell>
        </table:table-row>
        <table:table-row table:style-name="ro1">
          <table:table-cell office:value-type="float" office:value="0.00033" calcext:value-type="float">
            <text:p>0.00033</text:p>
          </table:table-cell>
          <table:table-cell table:formula="of:=-83200000000*[.A38]+31200000" office:value-type="float" office:value="3744000" calcext:value-type="float">
            <text:p>3744000</text:p>
          </table:table-cell>
        </table:table-row>
        <table:table-row table:style-name="ro1">
          <table:table-cell office:value-type="float" office:value="0.00034" calcext:value-type="float">
            <text:p>0.00034</text:p>
          </table:table-cell>
          <table:table-cell table:formula="of:=-83200000000*[.A39]+31200000" office:value-type="float" office:value="2912000" calcext:value-type="float">
            <text:p>2912000</text:p>
          </table:table-cell>
        </table:table-row>
        <table:table-row table:style-name="ro1">
          <table:table-cell office:value-type="float" office:value="0.00035" calcext:value-type="float">
            <text:p>0.00035</text:p>
          </table:table-cell>
          <table:table-cell table:formula="of:=-83200000000*[.A40]+31200000" office:value-type="float" office:value="2080000" calcext:value-type="float">
            <text:p>2080000</text:p>
          </table:table-cell>
        </table:table-row>
        <table:table-row table:style-name="ro1">
          <table:table-cell office:value-type="float" office:value="0.00036" calcext:value-type="float">
            <text:p>0.00036</text:p>
          </table:table-cell>
          <table:table-cell table:formula="of:=-83200000000*[.A41]+31200000" office:value-type="float" office:value="1248000" calcext:value-type="float">
            <text:p>1248000</text:p>
          </table:table-cell>
        </table:table-row>
        <table:table-row table:style-name="ro1">
          <table:table-cell office:value-type="float" office:value="0.00037" calcext:value-type="float">
            <text:p>0.00037</text:p>
          </table:table-cell>
          <table:table-cell table:formula="of:=-83200000000*[.A42]+31200000" office:value-type="float" office:value="415999.999999996" calcext:value-type="float">
            <text:p>415999.999999996</text:p>
          </table:table-cell>
        </table:table-row>
        <table:table-row table:style-name="ro1">
          <table:table-cell office:value-type="float" office:value="0.00038" calcext:value-type="float">
            <text:p>0.00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9" calcext:value-type="float">
            <text:p>0.00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41" calcext:value-type="float">
            <text:p>0.00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44" calcext:value-type="float">
            <text:p>0.00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45" calcext:value-type="float">
            <text:p>0.00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46" calcext:value-type="float">
            <text:p>0.00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47" calcext:value-type="float">
            <text:p>0.00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48" calcext:value-type="float">
            <text:p>0.00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49" calcext:value-type="float">
            <text:p>0.00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ma_target_negativ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-1*[.B5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table:formula="of:=-1*[.B6]" office:value-type="float" office:value="-800000" calcext:value-type="float">
            <text:p>-800000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table:formula="of:=-1*[.B7]" office:value-type="float" office:value="-1600000" calcext:value-type="float">
            <text:p>-1600000</text:p>
          </table:table-cell>
        </table:table-row>
        <table:table-row table:style-name="ro1">
          <table:table-cell office:value-type="float" office:value="0.00003" calcext:value-type="float">
            <text:p>3E-05</text:p>
          </table:table-cell>
          <table:table-cell table:formula="of:=-1*[.B8]" office:value-type="float" office:value="-2400000" calcext:value-type="float">
            <text:p>-2400000</text:p>
          </table:table-cell>
        </table:table-row>
        <table:table-row table:style-name="ro1">
          <table:table-cell office:value-type="float" office:value="0.00004" calcext:value-type="float">
            <text:p>4E-05</text:p>
          </table:table-cell>
          <table:table-cell table:formula="of:=-1*[.B9]" office:value-type="float" office:value="-3200000" calcext:value-type="float">
            <text:p>-3200000</text:p>
          </table:table-cell>
        </table:table-row>
        <table:table-row table:style-name="ro1">
          <table:table-cell office:value-type="float" office:value="0.00005" calcext:value-type="float">
            <text:p>5E-05</text:p>
          </table:table-cell>
          <table:table-cell table:formula="of:=-1*[.B10]" office:value-type="float" office:value="-4000000" calcext:value-type="float">
            <text:p>-4000000</text:p>
          </table:table-cell>
        </table:table-row>
        <table:table-row table:style-name="ro1">
          <table:table-cell office:value-type="float" office:value="0.00006" calcext:value-type="float">
            <text:p>6E-05</text:p>
          </table:table-cell>
          <table:table-cell table:formula="of:=-1*[.B11]" office:value-type="float" office:value="-4800000" calcext:value-type="float">
            <text:p>-4800000</text:p>
          </table:table-cell>
        </table:table-row>
        <table:table-row table:style-name="ro1">
          <table:table-cell office:value-type="float" office:value="0.00007" calcext:value-type="float">
            <text:p>7E-05</text:p>
          </table:table-cell>
          <table:table-cell table:formula="of:=-1*[.B12]" office:value-type="float" office:value="-5600000" calcext:value-type="float">
            <text:p>-5600000</text:p>
          </table:table-cell>
        </table:table-row>
        <table:table-row table:style-name="ro1">
          <table:table-cell office:value-type="float" office:value="0.00008" calcext:value-type="float">
            <text:p>8E-05</text:p>
          </table:table-cell>
          <table:table-cell table:formula="of:=-1*[.B13]" office:value-type="float" office:value="-6400000" calcext:value-type="float">
            <text:p>-6400000</text:p>
          </table:table-cell>
        </table:table-row>
        <table:table-row table:style-name="ro1">
          <table:table-cell office:value-type="float" office:value="0.00009" calcext:value-type="float">
            <text:p>9E-05</text:p>
          </table:table-cell>
          <table:table-cell table:formula="of:=-1*[.B14]" office:value-type="float" office:value="-7200000" calcext:value-type="float">
            <text:p>-7200000</text:p>
          </table:table-cell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formula="of:=-1*[.B15]" office:value-type="float" office:value="-8000000" calcext:value-type="float">
            <text:p>-8000000</text:p>
          </table:table-cell>
        </table:table-row>
        <table:table-row table:style-name="ro1">
          <table:table-cell office:value-type="float" office:value="0.00011" calcext:value-type="float">
            <text:p>0.00011</text:p>
          </table:table-cell>
          <table:table-cell table:formula="of:=-1*[.B16]" office:value-type="float" office:value="-8800000" calcext:value-type="float">
            <text:p>-8800000</text:p>
          </table:table-cell>
        </table:table-row>
        <table:table-row table:style-name="ro1">
          <table:table-cell office:value-type="float" office:value="0.00012" calcext:value-type="float">
            <text:p>0.00012</text:p>
          </table:table-cell>
          <table:table-cell table:formula="of:=-1*[.B17]" office:value-type="float" office:value="-9600000" calcext:value-type="float">
            <text:p>-9600000</text:p>
          </table:table-cell>
        </table:table-row>
        <table:table-row table:style-name="ro1">
          <table:table-cell office:value-type="float" office:value="0.00013" calcext:value-type="float">
            <text:p>0.00013</text:p>
          </table:table-cell>
          <table:table-cell table:formula="of:=-1*[.B18]" office:value-type="float" office:value="-10400000" calcext:value-type="float">
            <text:p>-10400000</text:p>
          </table:table-cell>
        </table:table-row>
        <table:table-row table:style-name="ro1">
          <table:table-cell office:value-type="float" office:value="0.00014" calcext:value-type="float">
            <text:p>0.00014</text:p>
          </table:table-cell>
          <table:table-cell table:formula="of:=-1*[.B19]" office:value-type="float" office:value="-10400000" calcext:value-type="float">
            <text:p>-10400000</text:p>
          </table:table-cell>
        </table:table-row>
        <table:table-row table:style-name="ro1">
          <table:table-cell office:value-type="float" office:value="0.00015" calcext:value-type="float">
            <text:p>0.00015</text:p>
          </table:table-cell>
          <table:table-cell table:formula="of:=-1*[.B20]" office:value-type="float" office:value="-10400000" calcext:value-type="float">
            <text:p>-10400000</text:p>
          </table:table-cell>
        </table:table-row>
        <table:table-row table:style-name="ro1">
          <table:table-cell office:value-type="float" office:value="0.00016" calcext:value-type="float">
            <text:p>0.00016</text:p>
          </table:table-cell>
          <table:table-cell table:formula="of:=-1*[.B21]" office:value-type="float" office:value="-10400000" calcext:value-type="float">
            <text:p>-10400000</text:p>
          </table:table-cell>
        </table:table-row>
        <table:table-row table:style-name="ro1">
          <table:table-cell office:value-type="float" office:value="0.00017" calcext:value-type="float">
            <text:p>0.00017</text:p>
          </table:table-cell>
          <table:table-cell table:formula="of:=-1*[.B22]" office:value-type="float" office:value="-10400000" calcext:value-type="float">
            <text:p>-10400000</text:p>
          </table:table-cell>
        </table:table-row>
        <table:table-row table:style-name="ro1">
          <table:table-cell office:value-type="float" office:value="0.00018" calcext:value-type="float">
            <text:p>0.00018</text:p>
          </table:table-cell>
          <table:table-cell table:formula="of:=-1*[.B23]" office:value-type="float" office:value="-10400000" calcext:value-type="float">
            <text:p>-10400000</text:p>
          </table:table-cell>
        </table:table-row>
        <table:table-row table:style-name="ro1">
          <table:table-cell office:value-type="float" office:value="0.00019" calcext:value-type="float">
            <text:p>0.00019</text:p>
          </table:table-cell>
          <table:table-cell table:formula="of:=-1*[.B24]" office:value-type="float" office:value="-10400000" calcext:value-type="float">
            <text:p>-10400000</text:p>
          </table:table-cell>
        </table:table-row>
        <table:table-row table:style-name="ro1">
          <table:table-cell office:value-type="float" office:value="0.0002" calcext:value-type="float">
            <text:p>0.0002</text:p>
          </table:table-cell>
          <table:table-cell table:formula="of:=-1*[.B25]" office:value-type="float" office:value="-10400000" calcext:value-type="float">
            <text:p>-10400000</text:p>
          </table:table-cell>
        </table:table-row>
        <table:table-row table:style-name="ro1">
          <table:table-cell office:value-type="float" office:value="0.00021" calcext:value-type="float">
            <text:p>0.00021</text:p>
          </table:table-cell>
          <table:table-cell table:formula="of:=-1*[.B26]" office:value-type="float" office:value="-10400000" calcext:value-type="float">
            <text:p>-10400000</text:p>
          </table:table-cell>
        </table:table-row>
        <table:table-row table:style-name="ro1">
          <table:table-cell office:value-type="float" office:value="0.00022" calcext:value-type="float">
            <text:p>0.00022</text:p>
          </table:table-cell>
          <table:table-cell table:formula="of:=-1*[.B27]" office:value-type="float" office:value="-10400000" calcext:value-type="float">
            <text:p>-10400000</text:p>
          </table:table-cell>
        </table:table-row>
        <table:table-row table:style-name="ro1">
          <table:table-cell office:value-type="float" office:value="0.00023" calcext:value-type="float">
            <text:p>0.00023</text:p>
          </table:table-cell>
          <table:table-cell table:formula="of:=-1*[.B28]" office:value-type="float" office:value="-10400000" calcext:value-type="float">
            <text:p>-10400000</text:p>
          </table:table-cell>
        </table:table-row>
        <table:table-row table:style-name="ro1">
          <table:table-cell office:value-type="float" office:value="0.00024" calcext:value-type="float">
            <text:p>0.00024</text:p>
          </table:table-cell>
          <table:table-cell table:formula="of:=-1*[.B29]" office:value-type="float" office:value="-10400000" calcext:value-type="float">
            <text:p>-10400000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table:formula="of:=-1*[.B30]" office:value-type="float" office:value="-10400000" calcext:value-type="float">
            <text:p>-10400000</text:p>
          </table:table-cell>
        </table:table-row>
        <table:table-row table:style-name="ro1">
          <table:table-cell office:value-type="float" office:value="0.00026" calcext:value-type="float">
            <text:p>0.00026</text:p>
          </table:table-cell>
          <table:table-cell table:formula="of:=-1*[.B31]" office:value-type="float" office:value="-9568000" calcext:value-type="float">
            <text:p>-9568000</text:p>
          </table:table-cell>
        </table:table-row>
        <table:table-row table:style-name="ro1">
          <table:table-cell office:value-type="float" office:value="0.00027" calcext:value-type="float">
            <text:p>0.00027</text:p>
          </table:table-cell>
          <table:table-cell table:formula="of:=-1*[.B32]" office:value-type="float" office:value="-8736000" calcext:value-type="float">
            <text:p>-8736000</text:p>
          </table:table-cell>
        </table:table-row>
        <table:table-row table:style-name="ro1">
          <table:table-cell office:value-type="float" office:value="0.00028" calcext:value-type="float">
            <text:p>0.00028</text:p>
          </table:table-cell>
          <table:table-cell table:formula="of:=-1*[.B33]" office:value-type="float" office:value="-7904000" calcext:value-type="float">
            <text:p>-7904000</text:p>
          </table:table-cell>
        </table:table-row>
        <table:table-row table:style-name="ro1">
          <table:table-cell office:value-type="float" office:value="0.00029" calcext:value-type="float">
            <text:p>0.00029</text:p>
          </table:table-cell>
          <table:table-cell table:formula="of:=-1*[.B34]" office:value-type="float" office:value="-7072000" calcext:value-type="float">
            <text:p>-7072000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table:formula="of:=-1*[.B35]" office:value-type="float" office:value="-6240000" calcext:value-type="float">
            <text:p>-6240000</text:p>
          </table:table-cell>
        </table:table-row>
        <table:table-row table:style-name="ro1">
          <table:table-cell office:value-type="float" office:value="0.00031" calcext:value-type="float">
            <text:p>0.00031</text:p>
          </table:table-cell>
          <table:table-cell table:formula="of:=-1*[.B36]" office:value-type="float" office:value="-5408000" calcext:value-type="float">
            <text:p>-5408000</text:p>
          </table:table-cell>
        </table:table-row>
        <table:table-row table:style-name="ro1">
          <table:table-cell office:value-type="float" office:value="0.00032" calcext:value-type="float">
            <text:p>0.00032</text:p>
          </table:table-cell>
          <table:table-cell table:formula="of:=-1*[.B37]" office:value-type="float" office:value="-4576000" calcext:value-type="float">
            <text:p>-4576000</text:p>
          </table:table-cell>
        </table:table-row>
        <table:table-row table:style-name="ro1">
          <table:table-cell office:value-type="float" office:value="0.00033" calcext:value-type="float">
            <text:p>0.00033</text:p>
          </table:table-cell>
          <table:table-cell table:formula="of:=-1*[.B38]" office:value-type="float" office:value="-3744000" calcext:value-type="float">
            <text:p>-3744000</text:p>
          </table:table-cell>
        </table:table-row>
        <table:table-row table:style-name="ro1">
          <table:table-cell office:value-type="float" office:value="0.00034" calcext:value-type="float">
            <text:p>0.00034</text:p>
          </table:table-cell>
          <table:table-cell table:formula="of:=-1*[.B39]" office:value-type="float" office:value="-2912000" calcext:value-type="float">
            <text:p>-2912000</text:p>
          </table:table-cell>
        </table:table-row>
        <table:table-row table:style-name="ro1">
          <table:table-cell office:value-type="float" office:value="0.00035" calcext:value-type="float">
            <text:p>0.00035</text:p>
          </table:table-cell>
          <table:table-cell table:formula="of:=-1*[.B40]" office:value-type="float" office:value="-2080000" calcext:value-type="float">
            <text:p>-2080000</text:p>
          </table:table-cell>
        </table:table-row>
        <table:table-row table:style-name="ro1">
          <table:table-cell office:value-type="float" office:value="0.00036" calcext:value-type="float">
            <text:p>0.00036</text:p>
          </table:table-cell>
          <table:table-cell table:formula="of:=-1*[.B41]" office:value-type="float" office:value="-1248000" calcext:value-type="float">
            <text:p>-1248000</text:p>
          </table:table-cell>
        </table:table-row>
        <table:table-row table:style-name="ro1">
          <table:table-cell office:value-type="float" office:value="0.00037" calcext:value-type="float">
            <text:p>0.00037</text:p>
          </table:table-cell>
          <table:table-cell table:formula="of:=-1*[.B42]" office:value-type="float" office:value="-415999.999999996" calcext:value-type="float">
            <text:p>-415999.999999996</text:p>
          </table:table-cell>
        </table:table-row>
        <table:table-row table:style-name="ro1">
          <table:table-cell office:value-type="float" office:value="0.00038" calcext:value-type="float">
            <text:p>0.00038</text:p>
          </table:table-cell>
          <table:table-cell table:formula="of:=-1*[.B43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39" calcext:value-type="float">
            <text:p>0.00039</text:p>
          </table:table-cell>
          <table:table-cell table:formula="of:=-1*[.B44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4" calcext:value-type="float">
            <text:p>0.0004</text:p>
          </table:table-cell>
          <table:table-cell table:formula="of:=-1*[.B45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41" calcext:value-type="float">
            <text:p>0.00041</text:p>
          </table:table-cell>
          <table:table-cell table:formula="of:=-1*[.B46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42" calcext:value-type="float">
            <text:p>0.00042</text:p>
          </table:table-cell>
          <table:table-cell table:formula="of:=-1*[.B47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43" calcext:value-type="float">
            <text:p>0.00043</text:p>
          </table:table-cell>
          <table:table-cell table:formula="of:=-1*[.B48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44" calcext:value-type="float">
            <text:p>0.00044</text:p>
          </table:table-cell>
          <table:table-cell table:formula="of:=-1*[.B49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45" calcext:value-type="float">
            <text:p>0.00045</text:p>
          </table:table-cell>
          <table:table-cell table:formula="of:=-1*[.B50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46" calcext:value-type="float">
            <text:p>0.00046</text:p>
          </table:table-cell>
          <table:table-cell table:formula="of:=-1*[.B51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47" calcext:value-type="float">
            <text:p>0.00047</text:p>
          </table:table-cell>
          <table:table-cell table:formula="of:=-1*[.B52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48" calcext:value-type="float">
            <text:p>0.00048</text:p>
          </table:table-cell>
          <table:table-cell table:formula="of:=-1*[.B53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49" calcext:value-type="float">
            <text:p>0.00049</text:p>
          </table:table-cell>
          <table:table-cell table:formula="of:=-1*[.B54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5" calcext:value-type="float">
            <text:p>0.0005</text:p>
          </table:table-cell>
          <table:table-cell table:formula="of:=-1*[.B55]" office:value-type="float" office:value="-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 style:data-style-name="N2" text:time-value="15:31:33.455560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9:02:05.269789561</meta:creation-date>
    <dc:date>2019-04-02T15:47:18.750791748</dc:date>
    <meta:editing-duration>PT10M11S</meta:editing-duration>
    <meta:editing-cycles>6</meta:editing-cycles>
    <meta:generator>LibreOffice/6.0.7.3$Linux_X86_64 LibreOffice_project/00m0$Build-3</meta:generator>
    <meta:document-statistic meta:table-count="1" meta:cell-count="2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9cm" svg:y="3.952cm" style:legend-expansion="high" chart:style-name="ch2"/>
        <chart:plot-area chart:style-name="ch3" table:cell-range-address="Sheet1.A5:Sheet1.B55 Sheet1.B4:Sheet1.B4 Sheet1.B57:Sheet1.B108" chart:data-source-has-labels="row" svg:x="0.32cm" svg:y="0.18cm" svg:width="10.55cm" svg:height="8.64cm">
          <chartooo:coordinate-region svg:x="2.159cm" svg:y="0.379cm" svg:width="8.19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:Sheet1.B55" chart:label-cell-address="Sheet1.B4:Sheet1.B4" chart:class="chart:scatter">
            <chart:domain table:cell-range-address="Sheet1.A5:Sheet1.A55"/>
            <chart:data-point chart:repeated="51"/>
          </chart:series>
          <chart:series chart:style-name="ch7" chart:values-cell-range-address="Sheet1.B58:Sheet1.B108" chart:label-cell-address="Sheet1.B57:Sheet1.B57" chart:class="chart:scatter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gma_target_positive</text:p>
                <draw:g>
                  <svg:desc>Sheet1.B4:Sheet1.B4</svg:desc>
                </draw:g>
              </table:table-cell>
              <table:table-cell office:value-type="string">
                <text:p>sigma_target_negative</text:p>
                <draw:g>
                  <svg:desc>Sheet1.B57:Sheet1.B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5:Sheet1.A55</svg:desc>
                </draw:g>
              </table:table-cell>
              <table:table-cell office:value-type="float" office:value="0">
                <text:p>0</text:p>
                <draw:g>
                  <svg:desc>Sheet1.B5:Sheet1.B55</svg:desc>
                </draw:g>
              </table:table-cell>
              <table:table-cell office:value-type="float" office:value="-0">
                <text:p>-0</text:p>
                <draw:g>
                  <svg:desc>Sheet1.B58:Sheet1.B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">
                <text:p>0.00001</text:p>
              </table:table-cell>
              <table:table-cell office:value-type="float" office:value="800000">
                <text:p>800000</text:p>
              </table:table-cell>
              <table:table-cell office:value-type="float" office:value="-800000">
                <text:p>-8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2">
                <text:p>0.00002</text:p>
              </table:table-cell>
              <table:table-cell office:value-type="float" office:value="1600000">
                <text:p>1600000</text:p>
              </table:table-cell>
              <table:table-cell office:value-type="float" office:value="-1600000">
                <text:p>-16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3">
                <text:p>0.00003</text:p>
              </table:table-cell>
              <table:table-cell office:value-type="float" office:value="2400000">
                <text:p>2400000</text:p>
              </table:table-cell>
              <table:table-cell office:value-type="float" office:value="-2400000">
                <text:p>-24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4">
                <text:p>0.00004</text:p>
              </table:table-cell>
              <table:table-cell office:value-type="float" office:value="3200000">
                <text:p>3200000</text:p>
              </table:table-cell>
              <table:table-cell office:value-type="float" office:value="-3200000">
                <text:p>-32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5">
                <text:p>0.00005</text:p>
              </table:table-cell>
              <table:table-cell office:value-type="float" office:value="4000000">
                <text:p>4000000</text:p>
              </table:table-cell>
              <table:table-cell office:value-type="float" office:value="-4000000">
                <text:p>-40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6">
                <text:p>0.00006</text:p>
              </table:table-cell>
              <table:table-cell office:value-type="float" office:value="4800000">
                <text:p>4800000</text:p>
              </table:table-cell>
              <table:table-cell office:value-type="float" office:value="-4800000">
                <text:p>-480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7">
                <text:p>0.00007</text:p>
              </table:table-cell>
              <table:table-cell office:value-type="float" office:value="5600000">
                <text:p>5600000</text:p>
              </table:table-cell>
              <table:table-cell office:value-type="float" office:value="-5600000">
                <text:p>-560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8">
                <text:p>0.00008</text:p>
              </table:table-cell>
              <table:table-cell office:value-type="float" office:value="6400000">
                <text:p>6400000</text:p>
              </table:table-cell>
              <table:table-cell office:value-type="float" office:value="-6400000">
                <text:p>-64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9">
                <text:p>0.00009</text:p>
              </table:table-cell>
              <table:table-cell office:value-type="float" office:value="7200000">
                <text:p>7200000</text:p>
              </table:table-cell>
              <table:table-cell office:value-type="float" office:value="-7200000">
                <text:p>-720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">
                <text:p>0.0001</text:p>
              </table:table-cell>
              <table:table-cell office:value-type="float" office:value="8000000">
                <text:p>8000000</text:p>
              </table:table-cell>
              <table:table-cell office:value-type="float" office:value="-8000000">
                <text:p>-800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1">
                <text:p>0.00011</text:p>
              </table:table-cell>
              <table:table-cell office:value-type="float" office:value="8800000">
                <text:p>8800000</text:p>
              </table:table-cell>
              <table:table-cell office:value-type="float" office:value="-8800000">
                <text:p>-880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2">
                <text:p>0.00012</text:p>
              </table:table-cell>
              <table:table-cell office:value-type="float" office:value="9600000">
                <text:p>9600000</text:p>
              </table:table-cell>
              <table:table-cell office:value-type="float" office:value="-9600000">
                <text:p>-960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3">
                <text:p>0.00013</text:p>
              </table:table-cell>
              <table:table-cell office:value-type="float" office:value="10400000">
                <text:p>10400000</text:p>
              </table:table-cell>
              <table:table-cell office:value-type="float" office:value="-10400000">
                <text:p>-1040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4">
                <text:p>0.00014</text:p>
              </table:table-cell>
              <table:table-cell office:value-type="float" office:value="10400000">
                <text:p>10400000</text:p>
              </table:table-cell>
              <table:table-cell office:value-type="float" office:value="-10400000">
                <text:p>-1040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5">
                <text:p>0.00015</text:p>
              </table:table-cell>
              <table:table-cell office:value-type="float" office:value="10400000">
                <text:p>10400000</text:p>
              </table:table-cell>
              <table:table-cell office:value-type="float" office:value="-10400000">
                <text:p>-1040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16">
                <text:p>0.00016</text:p>
              </table:table-cell>
              <table:table-cell office:value-type="float" office:value="10400000">
                <text:p>10400000</text:p>
              </table:table-cell>
              <table:table-cell office:value-type="float" office:value="-10400000">
                <text:p>-1040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17">
                <text:p>0.00017</text:p>
              </table:table-cell>
              <table:table-cell office:value-type="float" office:value="10400000">
                <text:p>10400000</text:p>
              </table:table-cell>
              <table:table-cell office:value-type="float" office:value="-10400000">
                <text:p>-1040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18">
                <text:p>0.00018</text:p>
              </table:table-cell>
              <table:table-cell office:value-type="float" office:value="10400000">
                <text:p>10400000</text:p>
              </table:table-cell>
              <table:table-cell office:value-type="float" office:value="-10400000">
                <text:p>-1040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19">
                <text:p>0.00019</text:p>
              </table:table-cell>
              <table:table-cell office:value-type="float" office:value="10400000">
                <text:p>10400000</text:p>
              </table:table-cell>
              <table:table-cell office:value-type="float" office:value="-10400000">
                <text:p>-1040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2">
                <text:p>0.0002</text:p>
              </table:table-cell>
              <table:table-cell office:value-type="float" office:value="10400000">
                <text:p>10400000</text:p>
              </table:table-cell>
              <table:table-cell office:value-type="float" office:value="-10400000">
                <text:p>-1040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21">
                <text:p>0.00021</text:p>
              </table:table-cell>
              <table:table-cell office:value-type="float" office:value="10400000">
                <text:p>10400000</text:p>
              </table:table-cell>
              <table:table-cell office:value-type="float" office:value="-10400000">
                <text:p>-1040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22">
                <text:p>0.00022</text:p>
              </table:table-cell>
              <table:table-cell office:value-type="float" office:value="10400000">
                <text:p>10400000</text:p>
              </table:table-cell>
              <table:table-cell office:value-type="float" office:value="-10400000">
                <text:p>-10400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23">
                <text:p>0.00023</text:p>
              </table:table-cell>
              <table:table-cell office:value-type="float" office:value="10400000">
                <text:p>10400000</text:p>
              </table:table-cell>
              <table:table-cell office:value-type="float" office:value="-10400000">
                <text:p>-10400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24">
                <text:p>0.00024</text:p>
              </table:table-cell>
              <table:table-cell office:value-type="float" office:value="10400000">
                <text:p>10400000</text:p>
              </table:table-cell>
              <table:table-cell office:value-type="float" office:value="-10400000">
                <text:p>-10400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25">
                <text:p>0.00025</text:p>
              </table:table-cell>
              <table:table-cell office:value-type="float" office:value="10400000">
                <text:p>10400000</text:p>
              </table:table-cell>
              <table:table-cell office:value-type="float" office:value="-10400000">
                <text:p>-10400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26">
                <text:p>0.00026</text:p>
              </table:table-cell>
              <table:table-cell office:value-type="float" office:value="9568000">
                <text:p>9568000</text:p>
              </table:table-cell>
              <table:table-cell office:value-type="float" office:value="-9568000">
                <text:p>-9568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27">
                <text:p>0.00027</text:p>
              </table:table-cell>
              <table:table-cell office:value-type="float" office:value="8736000">
                <text:p>8736000</text:p>
              </table:table-cell>
              <table:table-cell office:value-type="float" office:value="-8736000">
                <text:p>-8736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28">
                <text:p>0.00028</text:p>
              </table:table-cell>
              <table:table-cell office:value-type="float" office:value="7904000">
                <text:p>7904000</text:p>
              </table:table-cell>
              <table:table-cell office:value-type="float" office:value="-7904000">
                <text:p>-7904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29">
                <text:p>0.00029</text:p>
              </table:table-cell>
              <table:table-cell office:value-type="float" office:value="7072000">
                <text:p>7072000</text:p>
              </table:table-cell>
              <table:table-cell office:value-type="float" office:value="-7072000">
                <text:p>-7072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3">
                <text:p>0.0003</text:p>
              </table:table-cell>
              <table:table-cell office:value-type="float" office:value="6240000">
                <text:p>6240000</text:p>
              </table:table-cell>
              <table:table-cell office:value-type="float" office:value="-6240000">
                <text:p>-6240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31">
                <text:p>0.00031</text:p>
              </table:table-cell>
              <table:table-cell office:value-type="float" office:value="5408000">
                <text:p>5408000</text:p>
              </table:table-cell>
              <table:table-cell office:value-type="float" office:value="-5408000">
                <text:p>-5408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32">
                <text:p>0.00032</text:p>
              </table:table-cell>
              <table:table-cell office:value-type="float" office:value="4576000">
                <text:p>4576000</text:p>
              </table:table-cell>
              <table:table-cell office:value-type="float" office:value="-4576000">
                <text:p>-4576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33">
                <text:p>0.00033</text:p>
              </table:table-cell>
              <table:table-cell office:value-type="float" office:value="3744000">
                <text:p>3744000</text:p>
              </table:table-cell>
              <table:table-cell office:value-type="float" office:value="-3744000">
                <text:p>-3744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34">
                <text:p>0.00034</text:p>
              </table:table-cell>
              <table:table-cell office:value-type="float" office:value="2912000">
                <text:p>2912000</text:p>
              </table:table-cell>
              <table:table-cell office:value-type="float" office:value="-2912000">
                <text:p>-2912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35">
                <text:p>0.00035</text:p>
              </table:table-cell>
              <table:table-cell office:value-type="float" office:value="2080000">
                <text:p>2080000</text:p>
              </table:table-cell>
              <table:table-cell office:value-type="float" office:value="-2080000">
                <text:p>-2080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36">
                <text:p>0.00036</text:p>
              </table:table-cell>
              <table:table-cell office:value-type="float" office:value="1248000">
                <text:p>1248000</text:p>
              </table:table-cell>
              <table:table-cell office:value-type="float" office:value="-1248000">
                <text:p>-1248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37">
                <text:p>0.00037</text:p>
              </table:table-cell>
              <table:table-cell office:value-type="float" office:value="415999.999999996">
                <text:p>415999.999999996</text:p>
              </table:table-cell>
              <table:table-cell office:value-type="float" office:value="-415999.999999996">
                <text:p>-415999.9999999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38">
                <text:p>0.0003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39">
                <text:p>0.0003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4">
                <text:p>0.000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41">
                <text:p>0.0004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42">
                <text:p>0.0004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43">
                <text:p>0.0004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44">
                <text:p>0.0004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45">
                <text:p>0.0004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46">
                <text:p>0.0004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47">
                <text:p>0.0004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48">
                <text:p>0.0004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49">
                <text:p>0.0004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5">
                <text:p>0.000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